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paragraph-rsid="0015fbe2" style:font-size-asian="10pt" style:font-size-complex="10pt"/>
    </style:style>
    <style:style style:name="P3" style:family="paragraph" style:parent-style-name="Standard">
      <style:text-properties fo:font-size="10pt" fo:font-weight="bold" officeooo:rsid="00296c06" officeooo:paragraph-rsid="00296c06" style:font-size-asian="10pt" style:font-weight-asian="bold" style:font-size-complex="10pt" style:font-weight-complex="bold"/>
    </style:style>
    <style:style style:name="P4" style:family="paragraph" style:parent-style-name="Standard">
      <style:text-properties fo:font-size="10pt" fo:font-weight="bold" officeooo:rsid="002b0b4a" officeooo:paragraph-rsid="002b0b4a" style:font-size-asian="10pt" style:font-weight-asian="bold" style:font-size-complex="10pt" style:font-weight-complex="bold"/>
    </style:style>
    <style:style style:name="P5" style:family="paragraph" style:parent-style-name="Standard">
      <style:text-properties fo:font-size="10pt" fo:font-weight="bold" officeooo:rsid="00351ee9" officeooo:paragraph-rsid="00351ee9" style:font-size-asian="10pt" style:font-weight-asian="bold" style:font-size-complex="10pt" style:font-weight-complex="bold"/>
    </style:style>
    <style:style style:name="P6" style:family="paragraph" style:parent-style-name="Standard">
      <style:text-properties fo:font-size="10pt" fo:font-weight="bold" officeooo:rsid="00388e79" officeooo:paragraph-rsid="00388e79" style:font-size-asian="10pt" style:font-weight-asian="bold" style:font-size-complex="10pt" style:font-weight-complex="bold"/>
    </style:style>
    <style:style style:name="P7" style:family="paragraph" style:parent-style-name="Standard">
      <style:text-properties fo:font-size="10pt" fo:font-weight="normal" officeooo:rsid="0016ea5e" officeooo:paragraph-rsid="0016ea5e" style:font-size-asian="10pt" style:font-weight-asian="normal" style:font-size-complex="10pt" style:font-weight-complex="normal"/>
    </style:style>
    <style:style style:name="P8" style:family="paragraph" style:parent-style-name="Standard">
      <style:text-properties fo:font-size="10pt" fo:font-weight="normal" officeooo:rsid="0018ab9f" officeooo:paragraph-rsid="0018ab9f" style:font-size-asian="10pt" style:font-weight-asian="normal" style:font-size-complex="10pt" style:font-weight-complex="normal"/>
    </style:style>
    <style:style style:name="P9" style:family="paragraph" style:parent-style-name="Standard">
      <style:text-properties fo:font-size="10pt" fo:font-weight="normal" officeooo:rsid="0031766b" officeooo:paragraph-rsid="0031766b" style:font-size-asian="10pt" style:font-weight-asian="normal" style:font-size-complex="10pt" style:font-weight-complex="normal"/>
    </style:style>
    <style:style style:name="P10" style:family="paragraph" style:parent-style-name="Standard">
      <style:text-properties fo:font-size="10pt" fo:font-weight="normal" officeooo:rsid="0034ae10" officeooo:paragraph-rsid="0040e148" style:font-size-asian="10pt" style:font-weight-asian="normal" style:font-size-complex="10pt" style:font-weight-complex="normal"/>
    </style:style>
    <style:style style:name="P11" style:family="paragraph" style:parent-style-name="Standard">
      <style:text-properties fo:font-size="10pt" fo:font-weight="normal" officeooo:rsid="00351ee9" officeooo:paragraph-rsid="00351ee9" style:font-size-asian="10pt" style:font-weight-asian="normal" style:font-size-complex="10pt" style:font-weight-complex="normal"/>
    </style:style>
    <style:style style:name="P12" style:family="paragraph" style:parent-style-name="Standard" style:master-page-name="Standard">
      <style:paragraph-properties style:page-number="auto"/>
      <style:text-properties fo:font-size="10pt" fo:language="en" fo:country="AU" fo:font-weight="bold" officeooo:rsid="0014e17d" officeooo:paragraph-rsid="0014e17d" style:font-size-asian="10pt" style:font-weight-asian="bold" style:font-size-complex="10pt" style:font-weight-complex="bold"/>
    </style:style>
    <style:style style:name="P13" style:family="paragraph" style:parent-style-name="Standard">
      <style:text-properties fo:font-size="10pt" fo:language="en" fo:country="AU" style:font-size-asian="10pt" style:font-size-complex="10pt"/>
    </style:style>
    <style:style style:name="P14" style:family="paragraph" style:parent-style-name="Standard" style:list-style-name="L1">
      <style:text-properties fo:font-size="10pt" fo:language="en" fo:country="AU" officeooo:rsid="0015b2dc" officeooo:paragraph-rsid="0015b2dc" style:font-size-asian="10pt" style:font-size-complex="10pt"/>
    </style:style>
    <style:style style:name="P15" style:family="paragraph" style:parent-style-name="Standard" style:list-style-name="L2">
      <style:text-properties fo:font-size="10pt" fo:font-weight="bold" officeooo:rsid="0019d97c" officeooo:paragraph-rsid="0019d97c" style:font-size-asian="10pt" style:font-weight-asian="bold" style:font-size-complex="10pt" style:font-weight-complex="bold"/>
    </style:style>
    <style:style style:name="T1" style:family="text">
      <style:text-properties fo:language="en" fo:country="AU"/>
    </style:style>
    <style:style style:name="T2" style:family="text">
      <style:text-properties fo:language="en" fo:country="AU" fo:font-weight="bold" style:font-weight-asian="bold" style:font-weight-complex="bold"/>
    </style:style>
    <style:style style:name="T3" style:family="text">
      <style:text-properties fo:language="en" fo:country="AU" fo:font-weight="bold" officeooo:rsid="0032ef81" style:font-weight-asian="bold" style:font-weight-complex="bold"/>
    </style:style>
    <style:style style:name="T4" style:family="text">
      <style:text-properties fo:language="en" fo:country="AU" fo:font-weight="bold" officeooo:rsid="003fdbdc" style:font-weight-asian="bold" style:font-weight-complex="bold"/>
    </style:style>
    <style:style style:name="T5" style:family="text">
      <style:text-properties fo:language="en" fo:country="AU" officeooo:rsid="0031766b"/>
    </style:style>
    <style:style style:name="T6" style:family="text">
      <style:text-properties fo:language="en" fo:country="AU" officeooo:rsid="0032ef81"/>
    </style:style>
    <style:style style:name="T7" style:family="text">
      <style:text-properties fo:language="en" fo:country="AU" officeooo:rsid="003fdbdc"/>
    </style:style>
    <style:style style:name="T8" style:family="text">
      <style:text-properties fo:font-weight="normal" style:font-weight-asian="normal" style:font-weight-complex="normal"/>
    </style:style>
    <style:style style:name="T9" style:family="text">
      <style:text-properties fo:font-weight="normal" officeooo:rsid="001ac605" style:font-weight-asian="normal" style:font-weight-complex="normal"/>
    </style:style>
    <style:style style:name="T10" style:family="text">
      <style:text-properties fo:font-weight="normal" officeooo:rsid="001bc2c7" style:font-weight-asian="normal" style:font-weight-complex="normal"/>
    </style:style>
    <style:style style:name="T11" style:family="text">
      <style:text-properties fo:font-weight="normal" officeooo:rsid="001d54dd" style:font-weight-asian="normal" style:font-weight-complex="normal"/>
    </style:style>
    <style:style style:name="T12" style:family="text">
      <style:text-properties fo:font-weight="normal" officeooo:rsid="001e82ae" style:font-weight-asian="normal" style:font-weight-complex="normal"/>
    </style:style>
    <style:style style:name="T13" style:family="text">
      <style:text-properties fo:font-weight="normal" officeooo:rsid="0021d8ce" style:font-weight-asian="normal" style:font-weight-complex="normal"/>
    </style:style>
    <style:style style:name="T14" style:family="text">
      <style:text-properties fo:font-weight="normal" officeooo:rsid="00233223" style:font-weight-asian="normal" style:font-weight-complex="normal"/>
    </style:style>
    <style:style style:name="T15" style:family="text">
      <style:text-properties fo:font-weight="normal" officeooo:rsid="0024b4c4" style:font-weight-asian="normal" style:font-weight-complex="normal"/>
    </style:style>
    <style:style style:name="T16" style:family="text">
      <style:text-properties fo:font-weight="normal" officeooo:rsid="00288cc4" style:font-weight-asian="normal" style:font-weight-complex="normal"/>
    </style:style>
    <style:style style:name="T17" style:family="text">
      <style:text-properties fo:font-weight="normal" officeooo:rsid="002b76bc" style:font-weight-asian="normal" style:font-weight-complex="normal"/>
    </style:style>
    <style:style style:name="T18" style:family="text">
      <style:text-properties fo:font-weight="normal" officeooo:rsid="002d1ae4" style:font-weight-asian="normal" style:font-weight-complex="normal"/>
    </style:style>
    <style:style style:name="T19" style:family="text">
      <style:text-properties fo:font-weight="normal" officeooo:rsid="002d4ae1" style:font-weight-asian="normal" style:font-weight-complex="normal"/>
    </style:style>
    <style:style style:name="T20" style:family="text">
      <style:text-properties fo:font-weight="normal" officeooo:rsid="002ecf6c" style:font-weight-asian="normal" style:font-weight-complex="normal"/>
    </style:style>
    <style:style style:name="T21" style:family="text">
      <style:text-properties fo:font-weight="normal" officeooo:rsid="0039ff4c" style:font-weight-asian="normal" style:font-weight-complex="normal"/>
    </style:style>
    <style:style style:name="T22" style:family="text">
      <style:text-properties fo:font-weight="normal" officeooo:rsid="003ad616" style:font-weight-asian="normal" style:font-weight-complex="normal"/>
    </style:style>
    <style:style style:name="T23" style:family="text">
      <style:text-properties fo:font-weight="normal" officeooo:rsid="003bf317" style:font-weight-asian="normal" style:font-weight-complex="normal"/>
    </style:style>
    <style:style style:name="T24" style:family="text">
      <style:text-properties fo:font-weight="normal" officeooo:rsid="003cc989" style:font-weight-asian="normal" style:font-weight-complex="normal"/>
    </style:style>
    <style:style style:name="T25" style:family="text">
      <style:text-properties fo:font-weight="normal" officeooo:rsid="0015fbe2"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354960" style:font-weight-asian="bold" style:font-weight-complex="bold"/>
    </style:style>
    <style:style style:name="T28" style:family="text">
      <style:text-properties fo:font-weight="bold" officeooo:rsid="003cc989" style:font-weight-asian="bold" style:font-weight-complex="bold"/>
    </style:style>
    <style:style style:name="T29" style:family="text">
      <style:text-properties fo:font-weight="bold" officeooo:rsid="0015fbe2" style:font-weight-asian="bold" style:font-weight-complex="bold"/>
    </style:style>
    <style:style style:name="T30" style:family="text">
      <style:text-properties fo:font-weight="bold" officeooo:rsid="0016ea5e" style:font-weight-asian="bold" style:font-weight-complex="bold"/>
    </style:style>
    <style:style style:name="T31" style:family="text">
      <style:text-properties officeooo:rsid="00354960"/>
    </style:style>
    <style:style style:name="T32" style:family="text">
      <style:text-properties officeooo:rsid="0036f34c"/>
    </style:style>
    <style:style style:name="T33" style:family="text">
      <style:text-properties officeooo:rsid="003cc98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MRC – TAKEN FROM LAB 9</text:p>
      <text:p text:style-name="P8"><text:span text:style-name="T1">Defined the number of </text:span><text:span text:style-name="T2">steps</text:span><text:span text:style-name="T1"> and the control </text:span><text:span text:style-name="T2">frequency</text:span><text:span text:style-name="T1">. Used </text:span><text:span text:style-name="T2">epsilon</text:span><text:span text:style-name="T1"> value for damped least squares – value is from the tutorial. </text:span><text:span text:style-name="T2">W </text:span><text:span text:style-name="T1">is </text:span><text:span text:style-name="T2">weighting matrix</text:span><text:span text:style-name="T1"> for velocity vector (first 3 for linear v x, y, z and last 3 for angular) – </text:span><text:span text:style-name="T5">tute values again</text:span><text:span text:style-name="T1">.</text:span></text:p>
      <text:p text:style-name="P9"><text:span text:style-name="T1">We didn’t calculate the </text:span><text:span text:style-name="T2">angle error</text:span><text:span text:style-name="T1">. Used </text:span><text:span text:style-name="T2">jacob0 –</text:span><text:span text:style-name="T1"> jacobian with respect to base. </text:span><text:span text:style-name="T6">If calculated </text:span><text:span text:style-name="T3">manipulability</text:span><text:span text:style-name="T6"> is less than epsilon, recalculate for </text:span><text:span text:style-name="T3">lambda, </text:span><text:span text:style-name="T6">else lambda = 0.</text:span></text:p>
      <text:p text:style-name="P10"><text:span text:style-name="T1">If </text:span><text:span text:style-name="T2">singularity </text:span><text:span text:style-name="T1">is close to occuring during RMRC, the pathing will be sacrificed so that the robot avoids this singularity configuration. </text:span></text:p>
      <text:p text:style-name="P10"><text:span text:style-name="T4">Qwaypoints</text:span><text:span text:style-name="T7"> are basically q values for jacobian.</text:span></text:p>
      <text:list xml:id="list4178168155" text:style-name="L1">
        <text:list-item>
          <text:p text:style-name="P14">The jacobian indicates how the end effector will move as a function of the current joint state</text:p>
        </text:list-item>
      </text:list>
      <text:p text:style-name="P13">To get the desired end effector velocity and I can compute the jacobian and invert it. I can work out what joint angle velocity I need to get to this desired end effector velocity.</text:p>
      <text:p text:style-name="P1"><text:span text:style-name="T1">Take the end effector </text:span><text:bookmark text:name="_GoBack"/><text:span text:style-name="T1">desired velocity and multiply by the inverse jacobian to get the joint velocity we need. We move the robot at this joint velocity but after the robot has moved, q value changes, so we need to constantly update the jacobia matrix as we move the robot. </text:span></text:p>
      <text:p text:style-name="P13">Go through the phase Moving the robot Joints, updating the Jacobian, computing the robot velocity, moving the robot joints, updating the jacobian…and so on. </text:p>
      <text:p text:style-name="P13">At any given time, you can take the joint angles, compute the jacobian and take the inverse, then multiply by the desired velocity and compute the q values that are required for a given time. Then we take this new q values and time by a particular time to get the desired position of the joints and then we add that to the previous joint states which allows the robot to move to position that we would like at a particular time. </text:p>
      <text:p text:style-name="P2"><text:span text:style-name="T29">VISUAL SERVOING – POSITION OR VISUAL BASED – </text:span><text:span text:style-name="T30">TAKEN FROM LAB 8</text:span></text:p>
      <text:p text:style-name="P7">Space of the error is formulated in cartesian coordinates (3d points) OR in the image.</text:p>
      <text:p text:style-name="P5">COLLISION DETECTION – TAKEN FROM LAB <text:span text:style-name="T31">5</text:span></text:p>
      <text:p text:style-name="P11"><text:span text:style-name="T31">Iterate through each of the joint positions. </text:span>Used <text:span text:style-name="T26">RectangularPrism</text:span> <text:span text:style-name="T31">function</text:span> to create collision <text:span text:style-name="T32">zones</text:span> which returns rectangular vertices, faces and face normals. <text:span text:style-name="T31">Use </text:span><text:span text:style-name="T27">LinePlaneIntersection </text:span><text:span text:style-name="T31">function which takes in the start and end point of a line segment and considers the face normal and vertices of the triangles. Use </text:span><text:span text:style-name="T28">IsIntersectionPointInsideTriangle </text:span><text:span text:style-name="T33">function</text:span><text:span text:style-name="T28"> </text:span><text:span text:style-name="T33">to check if the point is actually inside triangle. If an intersection occurs, we move the joint cartesian position by a fixed value in the x, y and z direction. Screen will display “Avoiding Collision”.</text:span></text:p>
      <text:p text:style-name="P2"><text:span text:style-name="T29">DH PARAMETERS – </text:span><text:span text:style-name="T25">they’re given by the company that manufactures the robot. They also provide the joint limits in their user guide</text:span></text:p>
      <text:list xml:id="list3700800288" text:style-name="L2">
        <text:list-item>
          <text:p text:style-name="P15"><text:span text:style-name="T8">d – </text:span><text:span text:style-name="T14">perpendicular </text:span><text:span text:style-name="T11">distance along the previous joints z axis to the </text:span><text:span text:style-name="T13">common normal</text:span></text:p>
        </text:list-item>
        <text:list-item>
          <text:p text:style-name="P15"><text:span text:style-name="T8">a – </text:span><text:span text:style-name="T12">distance along the </text:span><text:span text:style-name="T15">common normal</text:span></text:p>
        </text:list-item>
        <text:list-item>
          <text:p text:style-name="P15"><text:span text:style-name="T8">alpha – </text:span><text:span text:style-name="T9">change in angle from old z axis</text:span><text:span text:style-name="T10"> </text:span><text:span text:style-name="T9">to new z axis </text:span><text:span text:style-name="T10">between joints</text:span></text:p>
        </text:list-item>
        <text:list-item>
          <text:p text:style-name="P15"><text:span text:style-name="T8">offset – </text:span><text:span text:style-name="T16">rotation about z axis to align x axis </text:span><text:span text:style-name="T17">to new x axis</text:span></text:p>
        </text:list-item>
      </text:list>
      <text:p text:style-name="P3">FORWARD KINEMATICS –<text:span text:style-name="T8"> used to calculate position of end effector with respect to joint angles. </text:span><text:span text:style-name="T18">Used it in the end effector xyz jogging. </text:span><text:span text:style-name="T19">Used it to get the </text:span><text:span text:style-name="T20">xyz coord of end effector</text:span><text:span text:style-name="T19"> and then either increment or decrement from that current value.</text:span></text:p>
      <text:p text:style-name="P4">INVERSE KINEMATICS –<text:span text:style-name="T8"> used to calculate joint angles with respect to a predetermined end effector positions. </text:span><text:span text:style-name="T20">Also used in jogging to calculate joint angles for the desired xyz end effector position. We used ikcon to include the joint limits in the jogging.</text:span></text:p>
      <text:p text:style-name="P6">CODE STRUCTURE –<text:span text:style-name="T8"> Define can starting coorinates. Create respective transforms. Generate can in environment. Get user to select which can is to be on top shelf. Create collision objects in environent. <text:s/>Redefine can starting pos. Define sequence RPY values for respective waypoints. Move robot to starting pos (q0). Define waypoints. </text:span><text:span text:style-name="T23">Animation: </text:span><text:span text:style-name="T21">Iterate through joints to check collision. </text:span><text:span text:style-name="T22">If collision occurs, adjust. </text:span><text:span text:style-name="T23">Perform RMRC and move to first waypoint and </text:span><text:span text:style-name="T24">set </text:span><text:span text:style-name="T23">endeffector </text:span><text:span text:style-name="T24">RPY</text:span><text:span text:style-name="T23">. </text:span><text:span text:style-name="T24">Animate to waypoint. Check for collisions again. It’s set out so the robot is animating the can in the end effector when the sequence number incr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ok Kumar</meta:initial-creator>
    <meta:editing-cycles>34</meta:editing-cycles>
    <meta:creation-date>2020-06-11T04:27:00</meta:creation-date>
    <dc:date>2020-10-23T02:07:06.353994166</dc:date>
    <meta:editing-duration>PT2H14M1S</meta:editing-duration>
    <meta:generator>LibreOffice/6.0.7.3$Linux_X86_64 LibreOffice_project/00m0$Build-3</meta:generator>
    <meta:document-statistic meta:table-count="0" meta:image-count="0" meta:object-count="0" meta:page-count="1" meta:paragraph-count="22" meta:word-count="679" meta:character-count="4014" meta:non-whitespace-character-count="33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